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style:font-name="Calibri" fo:font-size="12pt"/>
    </style:style>
    <style:style style:name="P3" style:family="paragraph" style:parent-style-name="Text_20_body">
      <style:text-properties style:font-name="Calibri" fo:font-size="12pt" fo:font-weight="bold"/>
    </style:style>
    <style:style style:name="P4" style:family="paragraph" style:parent-style-name="Text_20_body">
      <style:paragraph-properties fo:text-align="center" style:justify-single-word="false"/>
      <style:text-properties style:font-name="TimesNewRomanPS" fo:font-size="12pt" fo:font-weight="bold"/>
    </style:style>
    <style:style style:name="P5" style:family="paragraph" style:parent-style-name="Text_20_body">
      <style:paragraph-properties fo:text-align="end" style:justify-single-word="false"/>
      <style:text-properties style:font-name="TimesNewRomanPS" fo:font-size="12pt" fo:font-weight="bold"/>
    </style:style>
    <style:style style:name="P6" style:family="paragraph" style:parent-style-name="Text_20_body">
      <style:paragraph-properties fo:text-align="start" style:justify-single-word="false"/>
      <style:text-properties style:font-name="TimesNewRomanPS" fo:font-size="12pt" fo:font-weight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 style:list-style-name="L1">
      <style:text-properties style:font-name="Calibri" fo:font-size="12pt"/>
    </style:style>
    <style:style style:name="T1" style:family="text">
      <style:text-properties style:font-name="TimesNewRomanPS" fo:font-size="12pt" fo:font-weight="bold"/>
    </style:style>
    <style:style style:name="T2" style:family="text">
      <style:text-properties style:font-name="TimesNewRomanPS" fo:font-size="14pt" fo:font-weight="bold" style:font-size-asian="14pt" style:font-size-complex="14pt"/>
    </style:style>
    <style:style style:name="T3" style:family="text">
      <style:text-properties fo:color="#ff0000" style:font-name="TimesNewRomanPS" fo:font-size="14pt" fo:font-weight="bold" style:font-size-asian="14pt" style:font-size-complex="14pt"/>
    </style:style>
    <style:style style:name="T4" style:family="text">
      <style:text-properties fo:color="#ff0000" style:font-name="Calibri" fo:font-size="12pt"/>
    </style:style>
    <style:style style:name="T5" style:family="text">
      <style:text-properties fo:color="#ff0000" style:font-name="TimesNewRomanPSMT" fo:font-size="14pt" fo:font-weight="bold"/>
    </style:style>
    <style:style style:name="T6" style:family="text">
      <style:text-properties style:font-name="Calibri" fo:font-size="12pt"/>
    </style:style>
    <style:style style:name="T7" style:family="text">
      <style:text-properties style:font-name="Calibri" fo:font-size="12pt" fo:font-weight="bold"/>
    </style:style>
    <style:style style:name="T8" style:family="text">
      <style:text-properties style:font-name="TimesNewRomanPSMT" fo:font-size="14pt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Progress Report No.: </text:span><text:span text:style-name="T5">4 </text:span></text:p>
      <text:p text:style-name="P5"><text:s text:c="44"/>Roll No.: 153 </text:p>
      <text:p text:style-name="P6"/>
      <text:p text:style-name="P7"><text:span text:style-name="T1"><text:s text:c="36"/></text:span><text:span text:style-name="T2">[</text:span><text:span text:style-name="T3">May</text:span><text:span text:style-name="T2">] Progress Report: </text:span><text:span text:style-name="T1"><text:s text:c="31"/></text:span></text:p>
      <text:p text:style-name="P4"/>
      <text:p text:style-name="P4"/>
      <text:p text:style-name="P2">(1) Full Name : Parmar Foram Bipinbhai.</text:p>
      <text:p text:style-name="P2"/>
      <text:p text:style-name="P2">(2) Your total working days in this month : 22.5</text:p>
      <text:p text:style-name="P2"/>
      <text:p text:style-name="P2">(3) Leaves taken : 0</text:p>
      <text:p text:style-name="P2"/>
      <text:p text:style-name="P2">(4) Total working days of the Company in this month : 22.5</text:p>
      <text:p text:style-name="P2"/>
      <text:p text:style-name="Text_20_body"><text:span text:style-name="T6">(5) Task completed in the month of [</text:span><text:span text:style-name="T4">May 2022</text:span><text:span text:style-name="T6">] : </text:span></text:p>
      <text:list xml:id="list1143218108008249655" text:style-name="L1">
        <text:list-item>
          <text:p text:style-name="P8">Task 1 : Create APIs for following.</text:p>
          <text:p text:style-name="P8">A. <text:s/>Navigate to the random blog page.</text:p>
          <text:p text:style-name="P8"><text:s text:c="5"/>i. In this, we can visit the random blog page.</text:p>
          <text:p text:style-name="P8">B. <text:s/>Display the count(percentage) that how many pages are purchased by users.</text:p>
          <text:p text:style-name="P8"><text:s text:c="5"/>i. Used socket to make this functionality real time.</text:p>
        </text:list-item>
        <text:list-item>
          <text:p text:style-name="P8">Task 2 : Display Authorised user's <text:s/>data.</text:p>
          <text:p text:style-name="P8"><text:s text:c="5"/>i. Like, how many pages user purchased.</text:p>
          <text:p text:style-name="P8"><text:s text:c="5"/>ii. What type of page user purchase(Bronze, Silver, Gold)</text:p>
          <text:p text:style-name="P8"/>
        </text:list-item>
      </text:list>
      <text:p text:style-name="Text_20_body"><text:span text:style-name="T6">(6) Planning for the month of [</text:span><text:span text:style-name="T4">May 2022</text:span><text:span text:style-name="T6">] : </text:span></text:p>
      <text:p text:style-name="P2"><text:s text:c="6"/>a. Will create APIs for further functionalities.</text:p>
      <text:p text:style-name="P2"><text:s text:c="6"/>b. Learn ReactJ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<text:tab/><text:tab/><text:tab/> </text:p>
      <text:p text:style-name="Text_20_body"><text:span text:style-name="T7">Signature of the Guide <text:s text:c="29"/>Organization <text:s text:c="26"/>10 - 06 - 2022</text:span><text:span text:style-name="T1"> <text:s text:c="23"/></text:span></text:p>
      <text:p text:style-name="P3"><text:s text:c="13"/>(External) <text:s text:c="45"/>Seal <text:s text:c="41"/>Da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oram Parmar</meta:initial-creator>
    <meta:creation-date>2022-03-01T12:24:25</meta:creation-date>
    <dc:date>2022-06-10T15:49:46</dc:date>
    <dc:creator>Foram Parmar</dc:creator>
    <meta:editing-duration>PT3H7M18S</meta:editing-duration>
    <meta:editing-cycles>21</meta:editing-cycles>
    <meta:generator>OpenOffice/4.1.7$Unix OpenOffice.org_project/417m1$Build-9800</meta:generator>
    <meta:document-statistic meta:table-count="0" meta:image-count="0" meta:object-count="0" meta:page-count="1" meta:paragraph-count="22" meta:word-count="156" meta:character-count="1173"/>
  </office:meta>
</office:document-meta>
</file>